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riracha" svg:font-family="Sriracha"/>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au1" style:family="table">
      <style:table-properties style:width="22.322cm" table:align="left"/>
    </style:style>
    <style:style style:name="Tableau1.A" style:family="table-column">
      <style:table-column-properties style:column-width="2.769cm"/>
    </style:style>
    <style:style style:name="Tableau1.B" style:family="table-column">
      <style:table-column-properties style:column-width="2.037cm"/>
    </style:style>
    <style:style style:name="Tableau1.C" style:family="table-column">
      <style:table-column-properties style:column-width="1.651cm"/>
    </style:style>
    <style:style style:name="Tableau1.D" style:family="table-column">
      <style:table-column-properties style:column-width="2.143cm"/>
    </style:style>
    <style:style style:name="Tableau1.E" style:family="table-column">
      <style:table-column-properties style:column-width="2.321cm"/>
    </style:style>
    <style:style style:name="Tableau1.F" style:family="table-column">
      <style:table-column-properties style:column-width="1.282cm"/>
    </style:style>
    <style:style style:name="Tableau1.G" style:family="table-column">
      <style:table-column-properties style:column-width="1.685cm"/>
    </style:style>
    <style:style style:name="Tableau1.H" style:family="table-column">
      <style:table-column-properties style:column-width="2.252cm"/>
    </style:style>
    <style:style style:name="Tableau1.I" style:family="table-column">
      <style:table-column-properties style:column-width="2.3cm"/>
    </style:style>
    <style:style style:name="Tableau1.J" style:family="table-column">
      <style:table-column-properties style:column-width="2.277cm"/>
    </style:style>
    <style:style style:name="Tableau1.K" style:family="table-column">
      <style:table-column-properties style:column-width="1.603cm"/>
    </style:style>
    <style:style style:name="Tableau1.A1" style:family="table-cell">
      <style:table-cell-properties style:vertical-align="middle" fo:padding="0.049cm" fo:border="none"/>
    </style:style>
    <style:style style:name="Tableau2" style:family="table">
      <style:table-properties style:width="0.298cm" table:align="left"/>
    </style:style>
    <style:style style:name="Tableau2.A" style:family="table-column">
      <style:table-column-properties style:column-width="0.298cm"/>
    </style:style>
    <style:style style:name="Tableau2.A1" style:family="table-cell">
      <style:table-cell-properties style:vertical-align="middle" fo:padding="0.049cm" fo:border="none"/>
    </style:style>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fo:font-variant="normal" fo:text-transform="none" fo:color="#494949" style:font-name="Sriracha" fo:font-size="10.5pt" fo:letter-spacing="normal" fo:font-style="normal" fo:font-weight="normal"/>
    </style:style>
    <style:style style:name="P3" style:family="paragraph" style:parent-style-name="Text_20_body">
      <style:paragraph-properties fo:margin-left="0cm" fo:margin-right="0cm" fo:orphans="2" fo:widows="2" fo:text-indent="0cm" style:auto-text-indent="false"/>
    </style:style>
    <style:style style:name="P4" style:family="paragraph" style:parent-style-name="Text_20_body">
      <style:paragraph-properties fo:margin-left="0cm" fo:margin-right="0cm" fo:margin-top="0cm" fo:margin-bottom="0.529cm" loext:contextual-spacing="false" fo:orphans="2" fo:widows="2" fo:text-indent="0cm" style:auto-text-indent="false"/>
    </style:style>
    <style:style style:name="P5" style:family="paragraph" style:parent-style-name="Text_20_body">
      <style:paragraph-properties fo:margin-left="0cm" fo:margin-right="0cm" fo:margin-top="0cm" fo:margin-bottom="0.529cm" loext:contextual-spacing="false" fo:orphans="2" fo:widows="2" fo:text-indent="0cm" style:auto-text-indent="false"/>
      <style:text-properties officeooo:paragraph-rsid="001c6f48"/>
    </style:style>
    <style:style style:name="P6" style:family="paragraph" style:parent-style-name="Text_20_body">
      <style:paragraph-properties fo:margin-left="0cm" fo:margin-right="0cm" fo:margin-top="0cm" fo:margin-bottom="0.529cm" loext:contextual-spacing="false" fo:orphans="2" fo:widows="2" fo:text-indent="0cm" style:auto-text-indent="false"/>
      <style:text-properties fo:font-variant="normal" fo:text-transform="none" fo:color="#494949" style:font-name="Sriracha" fo:font-size="10.5pt" fo:letter-spacing="normal" fo:font-style="normal" fo:font-weight="normal"/>
    </style:style>
    <style:style style:name="P7" style:family="paragraph" style:parent-style-name="Text_20_body">
      <style:paragraph-properties fo:margin-left="0cm" fo:margin-right="0cm" fo:margin-top="0cm" fo:margin-bottom="0.529cm" loext:contextual-spacing="false" fo:orphans="2" fo:widows="2" fo:text-indent="0cm" style:auto-text-indent="false"/>
      <style:text-properties fo:font-variant="normal" fo:text-transform="none" fo:color="#494949" style:font-name="Sriracha" fo:font-size="10.5pt" fo:letter-spacing="normal" fo:font-style="normal" fo:font-weight="normal" officeooo:paragraph-rsid="001c6f48"/>
    </style:style>
    <style:style style:name="P8" style:family="paragraph" style:parent-style-name="Text_20_body">
      <style:paragraph-properties fo:margin-left="0cm" fo:margin-right="0cm" fo:margin-top="0cm" fo:margin-bottom="0.529cm" loext:contextual-spacing="false" fo:orphans="2" fo:widows="2" fo:text-indent="0cm" style:auto-text-indent="false"/>
      <style:text-properties fo:font-variant="normal" fo:text-transform="none" fo:color="#494949" style:font-name="Sriracha" fo:font-size="10.5pt" fo:letter-spacing="normal" fo:font-style="normal" fo:font-weight="normal" officeooo:paragraph-rsid="001c6f48" fo:background-color="#18a303"/>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text-properties fo:color="#0000ff"/>
    </style:style>
    <style:style style:name="P15" style:family="paragraph" style:parent-style-name="Text_20_body" style:list-style-name="L6"/>
    <style:style style:name="P16" style:family="paragraph" style:parent-style-name="Text_20_body">
      <style:text-properties fo:background-color="#18a303"/>
    </style:style>
    <style:style style:name="P17" style:family="paragraph" style:parent-style-name="Text_20_body" style:list-style-name="L7">
      <style:text-properties fo:background-color="#18a303"/>
    </style:style>
    <style:style style:name="P18" style:family="paragraph" style:parent-style-name="Text_20_body" style:list-style-name="L1">
      <style:paragraph-properties fo:margin-top="0cm" fo:margin-bottom="0cm" loext:contextual-spacing="false"/>
    </style:style>
    <style:style style:name="P19" style:family="paragraph" style:parent-style-name="Text_20_body" style:list-style-name="L1">
      <style:paragraph-properties fo:margin-top="0cm" fo:margin-bottom="0cm" loext:contextual-spacing="false"/>
      <style:text-properties fo:background-color="#18a303"/>
    </style:style>
    <style:style style:name="P20" style:family="paragraph" style:parent-style-name="Text_20_body" style:list-style-name="L2">
      <style:paragraph-properties fo:margin-top="0cm" fo:margin-bottom="0cm" loext:contextual-spacing="false"/>
      <style:text-properties fo:background-color="#18a303"/>
    </style:style>
    <style:style style:name="P21" style:family="paragraph" style:parent-style-name="Text_20_body" style:list-style-name="L7">
      <style:paragraph-properties fo:margin-top="0cm" fo:margin-bottom="0cm" loext:contextual-spacing="false"/>
      <style:text-properties fo:background-color="#18a303"/>
    </style:style>
    <style:style style:name="P22" style:family="paragraph" style:parent-style-name="Text_20_body" style:list-style-name="L3">
      <style:paragraph-properties fo:margin-top="0cm" fo:margin-bottom="0cm" loext:contextual-spacing="false"/>
    </style:style>
    <style:style style:name="P23" style:family="paragraph" style:parent-style-name="Text_20_body" style:list-style-name="L4">
      <style:paragraph-properties fo:margin-top="0cm" fo:margin-bottom="0cm" loext:contextual-spacing="false"/>
    </style:style>
    <style:style style:name="P24" style:family="paragraph" style:parent-style-name="Text_20_body" style:list-style-name="L5">
      <style:paragraph-properties fo:margin-top="0cm" fo:margin-bottom="0cm" loext:contextual-spacing="false"/>
    </style:style>
    <style:style style:name="P25" style:family="paragraph" style:parent-style-name="Text_20_body" style:list-style-name="L6">
      <style:paragraph-properties fo:margin-top="0cm" fo:margin-bottom="0cm" loext:contextual-spacing="false"/>
    </style:style>
    <style:style style:name="P26" style:family="paragraph" style:parent-style-name="Text_20_body">
      <style:paragraph-properties fo:margin-left="0cm" fo:margin-right="0cm" fo:margin-top="0cm" fo:margin-bottom="0.529cm" loext:contextual-spacing="false" fo:orphans="2" fo:widows="2" fo:text-indent="0cm" style:auto-text-indent="false"/>
      <style:text-properties fo:font-variant="normal" fo:text-transform="none" fo:color="#494949" style:font-name="Sriracha" fo:font-size="10.5pt" fo:letter-spacing="normal" fo:font-style="normal" fo:font-weight="normal" officeooo:rsid="0029efa9" officeooo:paragraph-rsid="0029efa9"/>
    </style:style>
    <style:style style:name="P27" style:family="paragraph" style:parent-style-name="Text_20_body">
      <style:paragraph-properties fo:margin-left="0cm" fo:margin-right="0cm" fo:margin-top="0cm" fo:margin-bottom="0.529cm" loext:contextual-spacing="false" fo:orphans="2" fo:widows="2" fo:text-indent="0cm" style:auto-text-indent="false"/>
      <style:text-properties officeooo:paragraph-rsid="0029efa9"/>
    </style:style>
    <style:style style:name="P28" style:family="paragraph" style:parent-style-name="Heading_20_2">
      <style:text-properties style:text-underline-style="solid" style:text-underline-width="auto" style:text-underline-color="font-color"/>
    </style:style>
    <style:style style:name="P29" style:family="paragraph" style:parent-style-name="Table_20_Contents">
      <style:text-properties fo:color="#008000"/>
    </style:style>
    <style:style style:name="P30" style:family="paragraph" style:parent-style-name="Table_20_Contents">
      <style:text-properties fo:font-size="2pt" style:font-size-asian="2pt" style:font-size-complex="2pt"/>
    </style:style>
    <style:style style:name="T1" style:family="text">
      <style:text-properties fo:font-variant="normal" fo:text-transform="none" fo:color="#494949" style:font-name="Sriracha" fo:font-size="10.5pt" fo:letter-spacing="normal" fo:font-style="normal" fo:font-weight="normal"/>
    </style:style>
    <style:style style:name="T2" style:family="text">
      <style:text-properties fo:font-variant="normal" fo:text-transform="none" fo:color="#494949" style:font-name="Sriracha" fo:font-size="10.5pt" fo:letter-spacing="normal" fo:font-style="normal" fo:font-weight="normal" fo:background-color="#fc5c00" loext:char-shading-value="0"/>
    </style:style>
    <style:style style:name="T3" style:family="text">
      <style:text-properties fo:font-variant="normal" fo:text-transform="none" fo:color="#494949" style:font-name="Sriracha" fo:font-size="10.5pt" fo:letter-spacing="normal" fo:font-style="normal" fo:font-weight="normal" officeooo:rsid="0029efa9"/>
    </style:style>
    <style:style style:name="T4" style:family="text">
      <style:text-properties fo:font-variant="normal" fo:text-transform="none" fo:color="#494949" style:font-name="Sriracha" fo:font-size="10.5pt" fo:letter-spacing="normal" fo:font-weight="normal"/>
    </style:style>
    <style:style style:name="T5" style:family="text">
      <style:text-properties fo:font-variant="normal" fo:text-transform="none" fo:color="#494949" fo:letter-spacing="normal" fo:background-color="#fc5c00" loext:char-shading-value="0"/>
    </style:style>
    <style:style style:name="T6" style:family="text">
      <style:text-properties fo:color="#494949" style:font-name="Sriracha" fo:font-size="10.5pt" fo:letter-spacing="normal" fo:font-weight="normal" fo:background-color="#92e285" loext:char-shading-value="0"/>
    </style:style>
    <style:style style:name="T7" style:family="text">
      <style:text-properties fo:background-color="#fc5c00" loext:char-shading-value="0"/>
    </style:style>
    <style:style style:name="T8" style:family="text">
      <style:text-properties fo:background-color="#00a0fc" loext:char-shading-value="0"/>
    </style:style>
    <style:style style:name="T9" style:family="text">
      <style:text-properties fo:background-color="#92e285" loext:char-shading-value="0"/>
    </style:style>
    <style:style style:name="T10" style:family="text">
      <style:text-properties fo:background-color="#1cdc9a" loext:char-shading-value="0"/>
    </style:style>
    <style:style style:name="T11" style:family="text">
      <style:text-properties fo:background-color="#18a303" loext:char-shading-value="0"/>
    </style:style>
    <style:style style:name="T12" style:family="text">
      <style:text-properties fo:background-color="#18a303" loext:char-shading-value="0"/>
    </style:style>
    <style:style style:name="T13" style:family="text">
      <style:text-properties fo:color="#0000f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https://cherryclass.net/"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1"><text:span text:style-name="T1">La Maison des Ligues de Lorraine (M2L) </text:span><text:span text:style-name="T2">a pour mission de fournir des espaces et des services aux différentes ligues sportives régionales et à d’autres structures hébergées</text:span><text:span text:style-name="T1">.</text:span> </text:p>
      <text:p text:style-name="P1"/>
      <text:p text:style-name="P1"><text:span text:style-name="T1">Le CROSL est une association financée par le ministère via le CNDS (Centre National de Développement du Sport).</text:span> </text:p>
      <text:p text:style-name="P1"/>
      <text:p text:style-name="P3"><text:span text:style-name="Emphasis"><text:span text:style-name="T1">Q. Pourquoi l’hébergement de comités départementaux perdure-t-il ?</text:span></text:span></text:p>
      <text:p text:style-name="P6">R. Lors de la reprise de la Maison des Ligues en 2000 par la Région Lorraine et la négociation qui en a suivi, le mouvement sportif a défendu la présence des comités départementaux dans les locaux existants. Cette présence est remise en question régulièrement, <text:span text:style-name="T7">mais il est probable que rien ne sera fait avant la réforme des territoires et la « fusion » des conseillers régionaux et généraux en conseillers territoriaux.</text:span></text:p>
      <text:p text:style-name="P3"><text:span text:style-name="Emphasis"><text:span text:style-name="T1">Q. Quelles sont les structures que vous hébergez ?</text:span></text:span></text:p>
      <text:p text:style-name="P6">R. La Maison héberge la majorité <text:span text:style-name="T7">des ligues sportives régionales</text:span>, <text:span text:style-name="T7">de la ligue de tennis</text:span> (la plus grosse, qui emploie 8 personnes) à <text:span text:style-name="T7">des ligues de sports qui n’ont pas d’employés permanents, comme le bowling ou la plongée sous-marine. La ligue de football occupe 2000 m2 de bureaux dans la banlieue de Nancy et ne sera probablement jamais hébergée dans nos locaux. Nous hébergeons également, comme je vous le disais, quelques comités départementaux, ainsi que le CROSL et sa déclinaison départementale : le CDOS (Comité Départemental Olympique et Sportif).</text:span></text:p>
      <text:p text:style-name="P3"><text:span text:style-name="Emphasis"><text:span text:style-name="T1">Q. Existe-il une convention d’hébergement ?</text:span></text:span></text:p>
      <text:p text:style-name="P6">R. Oui, la convention initiale date de 2003. <text:span text:style-name="T7">On parle de convention d’occupation du domaine public.</text:span> Elle <text:span text:style-name="T7">est en cours de révision</text:span>, <text:span text:style-name="T7">puisque les locaux ont été agrandis et que de nouveaux services sont apparus. La nouvelle version sera disponible l’été prochain, elle est assortie d’un règlement intérieur. Dans cette convention figure notamment l’obligation d’assurances en responsabilité civile des structures hébergées.</text:span> Je peux vous donner un exemple de cette convention.</text:p>
      <text:p text:style-name="P3"><text:span text:style-name="Emphasis"><text:span text:style-name="T1">Q. Quelle est la nature du « loyer » demandé aux « locataires » ?</text:span></text:span></text:p>
      <text:p text:style-name="P6">R. On est davantage sur le principe d’une participation aux charges de gestion courante, plutôt que sur celui d’un loyer à proprement parler. <text:span text:style-name="T7">On est sur la base de 5€ par m2 et par mois, avec une augmentation prévue d’un euro dans les mois à venir.</text:span> Un appel est effectué sur cette base forfaitaire en début d’année et une régularisation pourrait être demandée en fin d’année en cas de dépassement de la consommation électrique, mais cela n’a jamais été fait jusqu’à maintenant.</text:p>
      <text:p text:style-name="P6">La réalité des charges à répartir est difficile à cerner. Si vous prenez par exemple le poste « nettoyage des locaux » : celui-ci fait l’objet d’un appel d’offres du Conseil Régional pour l’ensemble de ses implantations. Il est difficile de savoir quelle est la part affectée à la Maison et encore moins la part qui incomberait aux structures hébergées. Il n’y a pas eu jusqu’à maintenant de comptabilité analytique dans ce domaine.</text:p>
      <text:p text:style-name="P6"><text:span text:style-name="T7">Les charges comprennent le chauffage, l’électricité, le nettoyage, l’accès Internet </text:span>; le téléphone n’en fait pas partie. Les consommations sont refacturées chaque trimestre aux structures hébergées. Depuis la mise en place de la téléphonie IP fin 2010, on peut connaître les consommations poste par poste et même structure par structure. Les appareils téléphoniques font partie de la prestation d’hébergement, comme la fourniture de trois badges pour l’entrée et de deux clés par bureau.</text:p>
      <text:p text:style-name="P6"/>
      <text:p text:style-name="P4"><text:soft-page-break/><text:span text:style-name="Emphasis"><text:span text:style-name="T1">Q. Qui facture les prestations d’hébergement et les prestations annexes aux structures ?</text:span></text:span></text:p>
      <text:p text:style-name="P1"><text:span text:style-name="T1">, </text:span><text:span text:style-name="T2">le CROSL facture des prestations annexes réalisées</text:span><text:span text:style-name="T1"> sur des équipements lui appartenant, comme l’affranchissement et les tirages sur les photocopieurs numériques.</text:span> </text:p>
      <text:p text:style-name="P1"/>
      <text:p text:style-name="P3"><text:span text:style-name="Emphasis"><text:span text:style-name="T1">Q. Comment fonctionne le système de réservation des salles ressources, comme les salles de réunions, l’amphithéâtre ou encore la nouvelle salle de convivialité ?</text:span></text:span></text:p>
      <text:p text:style-name="P6">R. Concernant l’amphi,<text:span text:style-name="T7"> il y a ½ journée gratuite par an pour chaque ligue et comité départemental (CD).</text:span> Les <text:span text:style-name="T7">salles de réunions d’étage sont mises librement à la disposition des occupants de l’étage.</text:span> <text:span text:style-name="T7">Les salles de réunions sont réservables via l’Intranet</text:span>, avec <text:span text:style-name="T7">différents services associés dont certains sont payants. Il existe quatre niveaux de tarification.</text:span> En 2009, nous avons reçu 2732 réunions et 47316 personnes ont assisté à ces réunions.</text:p>
      <text:p text:style-name="P1"/>
      <text:p text:style-name="P3"><text:span text:style-name="Emphasis"><text:span text:style-name="T1">Q. Quels sont ces niveaux de tarification ?</text:span></text:span></text:p>
      <text:p text:style-name="P6">R. <text:span text:style-name="T7">Les ligues peuvent réserver sans payer jusqu’à concurrence de six réservations par an, hors amphi</text:span>. <text:span text:style-name="T9">Les clubs sportifs et les comités départementaux ont un premier niveau de tarification.</text:span> <text:span text:style-name="T8">Les associations, les lycées ou encore les collèges sont sur un second niveau de tarification.</text:span> <text:span text:style-name="T10">Enfin, tous les autres organismes, y compris des sociétés privées, sont sur le niveau de tarification le plus haut.</text:span> Pour <text:span text:style-name="T7">toutes les structures qui ne sont pas hébergées, les locaux étant publics, il faut faire signer entre les parties une « convention d’occupation temporaire ». La réservation se fait dans l’Intranet directement pour les structures hébergées ou par le secrétariat pour une demande extérieure. </text:span>Les informations sont ensuite <text:span text:style-name="T7">transmises au Conseil Régional qui émet un « titre de paiement », c’est-à-dire une facture d’occupation de locaux. Ces titres sont envoyés directement par le Conseil Régional aux utilisateurs.</text:span></text:p>
      <text:p text:style-name="P3"><text:span text:style-name="Emphasis"><text:span text:style-name="T1">Q. Pouvez-vous nous parler du personnel de la M2L et de leurs missions ?</text:span></text:span></text:p>
      <text:p text:style-name="P6">R. Les personnes qui travaillent ici sont de différentes catégories. Il y a d’abord ceux que j’appelle l<text:span text:style-name="T7">es «professionnels»</text:span>. Il y a deux employés du Conseil Régional (des factotums). Il y a sept ETP (Équivalents Temps Plein) employés par le CROSL ; il y a le personnel des prestataires (gardiennage, ménage) et les salariés des ligues. Ensuite, <text:span text:style-name="T7">il y a les bénévoles</text:span> qui sont les élus des associations : CROSL, CDOS, ligues, comités départementaux. Il y a également <text:span text:style-name="T7">les élus du Conseil Régional et enfin tous les autres : visiteurs, stagiaires, etc</text:span>.</text:p>
      <text:p text:style-name="P3"><text:span text:style-name="Emphasis"><text:span text:style-name="T1">Q. Vous parliez </text:span></text:span><text:span text:style-name="Emphasis"><text:span text:style-name="T2">du Plan Impact Emploi Association</text:span></text:span><text:span text:style-name="Emphasis"><text:span text:style-name="T1">. De quoi s’agit-il ?</text:span></text:span></text:p>
      <text:p text:style-name="P7">R. Ce dispositif répond<text:span text:style-name="T7"> à la volonté des pouvoirs publics de développer</text:span>, en faveur des associations, une gamme de simplifications et de services en matière d’aide à l’emploi, comme la gestion des paies et l’assistance comptable.</text:p>
      <text:p text:style-name="P5"><text:span text:style-name="T1">Ce s</text:span><text:span text:style-name="T2">ervice est offert à toutes les associations de moins de 10 ETP </text:span> </text:p>
      <text:p text:style-name="P5"><text:span text:style-name="Emphasis"><text:span text:style-name="T6">Impact Emploi</text:span></text:span><text:span text:style-name="T5"> </text:span><text:span text:style-name="T2">est un logiciel développé par l’ URSSAF qui permet d’établir le bulletin de salaire et de fournir l’ensemble des déclarations sociales et fiscales, qu’elles soient mensuelles, trimestrielles ou annuelles.  Nous demandons 60 € de cotisation annuelle par association et nous facturons 5 € par fiche de paie. Nous produisons bien évidemment toute la panoplie légale de documents : récapitulatifs périodiques, déclarations URSSAF et ASSEDIC, </text:span><text:span text:style-name="T1"> . En 2009, nous avions 72 associations abonnées pour un total de 332 salariés, ce qui représentait 2,8 millions d’euros de masse salariale, soit 15 % de la masse salariale totale du sport lorrain. </text:span></text:p>
      <text:p text:style-name="P5"><text:span text:style-name="T1">En tant que </text:span><text:span text:style-name="T2">centre labellisé « CRIB » nous apportons également des conseils aux associations qui emploient du personnel. </text:span><text:span text:style-name="T1">Ces conseils portent sur le respect de la </text:span><text:soft-page-break/><text:span text:style-name="T1">législation, sur le remboursement des déplacements, sur les litiges éventuels. Nous disposons de toute l’information utile pour mener à bien cette mission de conseil. </text:span></text:p>
      <text:p text:style-name="P5"><text:span text:style-name="Emphasis"><text:span text:style-name="T1">Q. Comment sont gérés les appels d’offres aux prestataires ?</text:span></text:span></text:p>
      <text:p text:style-name="P6">R. Le CROSL n’est pas soumis à l’obligation des marchés publics, contrairement à la Région. Les appels d’offres « Région » sont pilotés directement par les services du Conseil Régional. Les appels d’offres du CROSL sont gérés directement par moi. En général, nous faisons établir quelques devis et nous choisissons nos prestataires sur la base de ces devis</text:p>
      <text:p text:style-name="P5"><text:span text:style-name="Emphasis"><text:span text:style-name="T4">Q. Avez-vous un exemple de projet, l’Intranet ou le réseau d’affichage numérique ?</text:span></text:span><text:span text:style-name="T1"> </text:span></text:p>
      <text:p text:style-name="P7"> il y a quelques années, qui a été choisie pour développer ce logiciel qui récupère <text:span text:style-name="T7">directement les données du système de réservation des salles.</text:span> Il n’est donc pas nécessaire de ressaisir les informations sur l’utilisation des salles. </text:p>
      <text:p text:style-name="P7">Notre objectif est de surveiller et de contrôler à partir d’une plate-forme de gestion des configurations les postes de M2L mais aussi ceux des structures hébergées et d’autre part de cloisonner au maximum  les utilisateurs dans des réseaux distincts. L’informaticien vous l’expliquerait mieux que moi. </text:p>
      <text:p text:style-name="P7"/>
      <text:h text:style-name="P28" text:outline-level="2">Services proposés aux ligues par la M2L</text:h>
      <text:p text:style-name="P7"/>
      <text:h text:style-name="Heading_20_3" text:outline-level="3">Accès Internet</text:h>
      <text:p text:style-name="Text_20_body">Les ligues disposent d’un accès Internet mutualisé que la M2L loue à un prestataire extérieur.</text:p>
      <text:h text:style-name="Heading_20_4" text:outline-level="4"><text:bookmark text:name="post-4157-_Toc294250844"/>Accès Wifi</text:h>
      <text:p text:style-name="Text_20_body">Dans tous les espaces,<text:span text:style-name="T11"> un réseau Wifi « visiteurs » </text:span>est disponible, avec <text:span text:style-name="T11">une clé WPA renouvelée régulièrement et communiquée aux ligues.</text:span> Ce réseau ne permet que l’accès à Internet.</text:p>
      <text:h text:style-name="Heading_20_3" text:outline-level="3">Serveur FTP documentaire</text:h>
      <text:p text:style-name="Text_20_body">La M2L met à disposition des ligues <text:span text:style-name="T11">un serveur FTP documentaire intranet/internet regroupant des textes légaux, des modèles de dossiers, de statuts, des programmes de formation (…) compilés par le CROSL.</text:span></text:p>
      <text:h text:style-name="Heading_20_3" text:outline-level="3">Système de réservation des salles</text:h>
      <text:p text:style-name="Text_20_body">La M2L met à disposition des ligues <text:span text:style-name="T11">un site web de réservation des salles</text:span> (réunions, amphithéâtre, restauration). Ce <text:span text:style-name="T11">site est accessible en intranet, mais aussi depuis l’internet</text:span>. Les réservations payantes <text:span text:style-name="T11">sont facturées par la Région aux utilisateurs.</text:span> L’administration de la M2L lui communique les informations nécessaires à cette facturation de façon hebdomadaire.</text:p>
      <text:p text:style-name="Text_20_body"/>
      <text:h text:style-name="Heading_20_3" text:outline-level="3">Intégration des postes informatiques des ligues</text:h>
      <text:p text:style-name="Text_20_body">Lorsque les ligues acquièrent du matériel informatique, il y a une phase obligatoire d’intégration qui consiste à :</text:p>
      <text:list xml:id="list4252584855" text:style-name="L1">
        <text:list-item>
          <text:p text:style-name="P18"><text:soft-page-break/>installer un antivirus affilié au serveur antiviral de la M2L, </text:p>
        </text:list-item>
        <text:list-item>
          <text:p text:style-name="P18">installer la dernière version de l’agent qui réalise l’inventaire matériel et logiciel </text:p>
        </text:list-item>
        <text:list-item>
          <text:p text:style-name="P18">paramétrer le poste en adressage IP automatique, </text:p>
        </text:list-item>
        <text:list-item>
          <text:p text:style-name="P19">installer un système de sauvegarde de données sur un site FTP de sauvegarde géré par la M2L, </text:p>
        </text:list-item>
        <text:list-item>
          <text:p text:style-name="P18">effectuer les dernières mises à jour systèmes et à paramétrer leur automatisation, </text:p>
        </text:list-item>
        <text:list-item>
          <text:p text:style-name="P9">paramétrer les noms des postes selon les règles de gestion suivantes : </text:p>
        </text:list-item>
      </text:list>
      <text:p text:style-name="Text_20_body"/>
      <text:p text:style-name="P8">B[code bâtiment]E[numéro étage]L[numéro ligue]S[numéro salle].P[numéro poste]</text:p>
      <text:p text:style-name="Text_20_body"><text:span text:style-name="Strong_20_Emphasis">Code bâtiment</text:span> qui peut être A ou C</text:p>
      <text:p text:style-name="Text_20_body"><text:span text:style-name="Strong_20_Emphasis">N° étage</text:span> est compris entre 1 et 4 (puisque les locaux du rez-de-chaussée n’hébergent pas de ligues)</text:p>
      <text:p text:style-name="Text_20_body"><text:span text:style-name="Strong_20_Emphasis">N° ligue </text:span>sur 2 chiffres : correspond à un nombre attribué à la ligue allant pour l’instant de 01 à 24</text:p>
      <text:p text:style-name="Text_20_body"><text:span text:style-name="Strong_20_Emphasis">N° salle</text:span> sur 2 chiffres : correspond aux bureaux occupés par les ligues</text:p>
      <text:p text:style-name="Text_20_body"><text:span text:style-name="Strong_20_Emphasis">N° poste</text:span> sur 2 chiffres : correspond au numéro écrit sur la prise murale</text:p>
      <text:p text:style-name="Text_20_body">Exemple : le nom d’hôte <text:span text:style-name="Strong_20_Emphasis">BAE2L06S01P01</text:span> correspond au poste installé sur la prise N°1 du bureau A201 occupé par la ligue de Volley, bureau situé au deuxième étage du bâtiment A.</text:p>
      <text:h text:style-name="Heading_20_3" text:outline-level="3">Service d’établissement de bulletins de salaire</text:h>
      <text:p text:style-name="Text_20_body">Le CRIB (Centre Régional d’Information des Bénévoles) est un label donné au CROSL qui, entre autres missions d’information (sur les textes réglementaires, la convention nationale du sport …), propose un service d’établissement de bulletins de salaires aux ligues et à leurs clubs affiliés. Le CROSL est tiers de confiance pour l’URSSAF et, à ce titre, établit des bulletins de salaires réglementaires et tous les documents annexes. La prestation est facturée au forfait (60 € par an) et au bulletin édité (5 €). Un employé du CROSL est affecté à cette mission à raison de 0,8 ETP.</text:p>
      <text:p text:style-name="Text_20_body">Illustration du processus pour une ligue qui fait établir ses bulletins de salaires par le CRIB, pour des animateurs à la vacation, comme pour ses employés permanents.</text:p>
      <text:p text:style-name="Text_20_body">– La ligue établit une « déclaration unique d’embauche » et un contrat de travail.</text:p>
      <text:p text:style-name="Text_20_body">– Les données « salaires » sont envoyées par les associations au CRIB<text:span text:style-name="T11"> avant le 15 du mois :</text:span></text:p>
      <text:list xml:id="list3513179402" text:style-name="L2">
        <text:list-item>
          <text:p text:style-name="P20">Nom, prénom, date de naissance, adresse, n° de sécu, de l’intervenant ou du salarié </text:p>
        </text:list-item>
        <text:list-item>
          <text:p text:style-name="P20">Dates et heures d’intervention (de jour / de nuit) </text:p>
        </text:list-item>
        <text:list-item>
          <text:p text:style-name="P20">Heures congés payées associées </text:p>
        </text:list-item>
        <text:list-item>
          <text:p text:style-name="P20">Taux horaire </text:p>
        </text:list-item>
        <text:list-item>
          <text:p text:style-name="P10"><text:span text:style-name="T11">Intitulé dans la grille de la </text:span><text:span text:style-name="Emphasis"><text:span text:style-name="T11">convention nationale du sport</text:span></text:span><text:span text:style-name="T11"> (exemple : technicien niveau 3) </text:span></text:p>
        </text:list-item>
      </text:list>
      <text:p text:style-name="Text_20_body">En retour, le CRIB fournit le bulletin de salaire et le document sur les charges périodiques.</text:p>
      <text:p text:style-name="Text_20_body">Le salaire est viré par la ligue, si celle-ci a fait ce choix. <text:span text:style-name="T11">Sinon il y a un prélèvement sur son compte et virement sur le compte du salarié.</text:span></text:p>
      <text:p text:style-name="Text_20_body">Pour les versements <text:span text:style-name="T11">aux organismes sociaux, il y a prélèvement direct sur le compte de la ligue.</text:span></text:p>
      <text:p text:style-name="P7"/>
      <text:p text:style-name="P27"><text:span text:style-name="T3">Schéma --&gt; </text:span><text:a xlink:type="simple" xlink:href="https://cherryclass.net/as-football/" text:style-name="Internet_20_link" text:visited-style-name="Visited_20_Internet_20_Link">https://cherryclass.net/as-football/</text:a>Dans la DMZ, on trouve :</text:p>
      <text:list xml:id="list3531415710" text:style-name="L3">
        <text:list-item>
          <text:p text:style-name="P22">un serveur web, </text:p>
        </text:list-item>
        <text:list-item>
          <text:p text:style-name="P22">un serveur de messagerie pour le domaine lorraine-sport.net. Les ligues ont des adresses du type <text:a xlink:type="simple" xlink:href="mailto:escrime@lorraine-sport.net" text:style-name="Internet_20_link" text:visited-style-name="Visited_20_Internet_20_Link">escrime@lorraine-sport.net</text:a>, </text:p>
        </text:list-item>
        <text:list-item>
          <text:p text:style-name="P11"><text:soft-page-break/>un serveur de gestion des configurations. </text:p>
        </text:list-item>
      </text:list>
      <text:p text:style-name="Text_20_body">L’AS Football de la Maison des Ligues (ASM) a plus de quarante ans. Elle se développe au niveau du nombre de licenciés et donc indirectement le nombre de ses dirigeants. En 2014, l’élaboration d’un plan de communication a mis en évidence<text:span text:style-name="T12"> la nécessité de créer une base de données des licenciés du club afin de pouvoir administrer et gérer la grande quantité d’information liée à ce nombre de participants.</text:span></text:p>
      <text:p text:style-name="Text_20_body">Cette base de données sera partagée sur internet <text:span text:style-name="T12">avec les éducateurs et les membres du bureau ou des commissions afin de pouvoir :</text:span></text:p>
      <text:list xml:id="list4279388687" text:style-name="L4">
        <text:list-item>
          <text:p text:style-name="P23">Gérer les inscriptions des licenciés (paiements, coordonnées, équipements…) </text:p>
        </text:list-item>
        <text:list-item>
          <text:p text:style-name="P23">Permettre l’édition de listes de diffusion ciblée ou élargies afin de faciliter la communication du club </text:p>
        </text:list-item>
        <text:list-item>
          <text:p text:style-name="P23">Etablir un état des lieux de l’effectif du club </text:p>
        </text:list-item>
        <text:list-item>
          <text:p text:style-name="P12">Editer des formulaires spécifiques pour l’encadrement des joueurs (annuaires, formulaires …) </text:p>
        </text:list-item>
      </text:list>
      <text:p text:style-name="Text_20_body">Afin de permettre une utilisation la plus large possible, cet outil sera partagé avec différentes personnes et donc en conséquence, <text:span text:style-name="T12">des droits d’accès devront être gérés par un administrateur</text:span>, membre du bureau. Certains utilisateurs pourront avoir accès en modification de la base de données et d’autres seront uniquement en lecteur.</text:p>
      <text:p text:style-name="Text_20_body">Une base a déjà été développée en 2014 sur Access afin de permettre une gestion de ces paramètres mais le partage internet des données s’est avéré compliqué et difficile à partager avec notamment des conflits d’accès et donc le risque de perte de données.</text:p>
      <text:p text:style-name="Text_20_body">Il est donc proposé de redévelopper cette base en prenant en compte le retour d’expérience de la première base de données. <text:span text:style-name="T12">Un premier travail de recensement des données nécessaires vous est fournis dans un fichier Excel.</text:span></text:p>
      <text:p text:style-name="Text_20_body">Ce projet est donc proposé à des techniciens en informatique, il sera développé avec des méthodologies de développement de projet informatique et de gestion de projet Agiles.</text:p>
      <text:p text:style-name="Text_20_body">L’ASM a également<text:span text:style-name="T12"> pour projet le développement d’un site internet pour développer l’image du club et gérer les inscriptions.</text:span> Elle souhaite également le développement d’une application mobile permettant la saisie, la suppression des licenciés, la consultation des coordonnées de ceux-ci et la consultation de certaines données explicitées en T6.</text:p>
      <text:h text:style-name="Heading_20_2" text:outline-level="2">Le projet</text:h>
      <text:p text:style-name="P16">L’objectif est de réaliser une application permettant la gestion des licenciées. Cette application sera disponible sur le web et sous une application mobile. Il est impératif de respecter l’architecture BTS 2 SLAM.</text:p>
      <text:p text:style-name="Text_20_body">L’objet de ce document est simplement de regrouper les exigences techniques et managériales pour le développement de cet outil.</text:p>
      <text:p text:style-name="Text_20_body">Il listera notamment :</text:p>
      <text:list xml:id="list1703694735" text:style-name="L5">
        <text:list-item>
          <text:p text:style-name="P24">La liste des exigences techniques du logiciel de base de données (exigences Tx) </text:p>
        </text:list-item>
        <text:list-item>
          <text:p text:style-name="P24">La liste des exigences de gestion de projet pour le développement du projet (exigences Mx) </text:p>
        </text:list-item>
        <text:list-item>
          <text:p text:style-name="P13">La liste des contraintes budgétaires et horaires sera annotée (P) dans le document (exigences Ex) </text:p>
        </text:list-item>
      </text:list>
      <text:h text:style-name="Heading_20_2" text:outline-level="2" text:is-list-header="true">Exigence économiques</text:h>
      <text:p text:style-name="Text_20_body"><text:span text:style-name="Strong_20_Emphasis">Exigence E1 : coût de fonctionnement</text:span></text:p>
      <text:p text:style-name="Text_20_body"><text:soft-page-break/>La base de données ne devra pas occasionner d<text:span text:style-name="T12">e coût annuel pour le club par exemple de licence d’utilisation de logiciel</text:span>, d’hébergement ou de système d’exploitation. En cas de coût (par exemple d’hébergement de la base de donnée) et notamment si l’absence de solution alternative ou si un intérêt technique ou de sécurité est démontré, alors ce coût devra être validé par le club dès la Revue de Définition Préliminaire (RDP) du projet.</text:p>
      <text:p text:style-name="Text_20_body"><text:span text:style-name="Strong_20_Emphasis">Exigence E2 : déploiement</text:span></text:p>
      <text:p text:style-name="Text_20_body">L’éventuel coût de duplication ou de déploiement d’un logiciel, si celui-ci nécessite une installation sur PC, tablette ou téléphone devra être nulle.</text:p>
      <text:p text:style-name="Text_20_body"><text:span text:style-name="Strong_20_Emphasis">Exigence E3 : Développement (P)</text:span></text:p>
      <text:p text:style-name="Text_20_body">L’équipe de développement devra évaluer les coûts de réalisation de ce projet en jour/homme. Ce coût sera estimé dès le début du projet, validé par le client et suivi par le chef de projet et renégocié si besoin est. L’objectif est de d’estimer au plus juste l’aspect économique de leur projet.</text:p>
      <text:h text:style-name="Heading_20_2" text:outline-level="2">Exigences techniques</text:h>
      <text:h text:style-name="Heading_20_3" text:outline-level="3">Support / environnement / accès</text:h>
      <text:p text:style-name="Text_20_body"><text:span text:style-name="Strong_20_Emphasis">Exigence T1 : support de la base de données</text:span></text:p>
      <text:p text:style-name="Text_20_body">La base de données devra être accessible depuis un poste internet sous Windows.<text:line-break/>Les données devront être enregistrées sur un serveur afin d’assurer une disponibilité permanente depuis tout poste ayant accès à internet.<text:line-break/>Les données seront accessibles via navigateur. La consultation, la modification se fera via interface web.</text:p>
      <text:p text:style-name="Text_20_body"><text:span text:style-name="Strong_20_Emphasis">Exigence T2 : Initialisation d’un nouveau profil (un licencié)</text:span></text:p>
      <text:p text:style-name="Text_20_body">Lors de la création d’un nouveau profil,<text:span text:style-name="T12"> l’ensemble des champs non renseignés seront réinitialisées à leur valeur par défaut.</text:span></text:p>
      <text:p text:style-name="Text_20_body"><text:span text:style-name="Strong_20_Emphasis">Exigence T3 : gestion des accès </text:span></text:p>
      <text:p text:style-name="Text_20_body">Des utilisateurs pourront être déclarés dans la base selon <text:span text:style-name="T12">l’identifiant « Prénom NOM », le login étant géré par l’adresse mail des utilisateurs et un mot de passe</text:span>. Leurs droits d’accès seront gérés par l’administrateur du site et notamment, les différents droits seront les suivants :</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I"/>
        <table:table-column table:style-name="Tableau1.J"/>
        <table:table-column table:style-name="Tableau1.K"/>
        <table:table-row>
          <table:table-cell table:style-name="Tableau1.A1" table:number-rows-spanned="2" office:value-type="string">
            <text:p text:style-name="Table_20_Contents">Type de profil</text:p>
          </table:table-cell>
          <table:table-cell table:style-name="Tableau1.A1" table:number-rows-spanned="2" office:value-type="string">
            <text:p text:style-name="Table_20_Contents">Création des utilisateurs / gestion des droits</text:p>
          </table:table-cell>
          <table:table-cell table:style-name="Tableau1.A1" table:number-rows-spanned="2" office:value-type="string">
            <text:p text:style-name="P29">Saisie des licences, coordonnées, photos</text:p>
          </table:table-cell>
          <table:table-cell table:style-name="Tableau1.A1" table:number-rows-spanned="2" office:value-type="string">
            <text:p text:style-name="Table_20_Contents">Saisie des données financières, Attestation de paiement</text:p>
          </table:table-cell>
          <table:table-cell table:style-name="Tableau1.A1" table:number-columns-spanned="3" office:value-type="string">
            <text:p text:style-name="Table_20_Contents">Consultation</text:p>
          </table:table-cell>
          <table:covered-table-cell/>
          <table:covered-table-cell/>
          <table:table-cell table:style-name="Tableau1.A1" table:number-rows-spanned="2" office:value-type="string">
            <text:p text:style-name="P29">Suppression d’un licencié</text:p>
          </table:table-cell>
          <table:table-cell table:style-name="Tableau1.A1" table:number-rows-spanned="2" office:value-type="string">
            <text:p text:style-name="Table_20_Contents">initialisation des saisons</text:p>
          </table:table-cell>
          <table:table-cell table:style-name="Tableau1.A1" table:number-rows-spanned="2" office:value-type="string">
            <text:p text:style-name="Table_20_Contents">Exploitation des données</text:p>
          </table:table-cell>
          <table:table-cell table:style-name="Tableau1.A1" table:number-rows-spanned="2" office:value-type="string">
            <text:p text:style-name="Table_20_Contents">Mailing</text:p>
          </table:table-cell>
        </table:table-row>
        <table:table-row>
          <table:covered-table-cell/>
          <table:covered-table-cell/>
          <table:covered-table-cell/>
          <table:covered-table-cell/>
          <table:table-cell table:style-name="Tableau1.A1" office:value-type="string">
            <text:p text:style-name="P29">coordonnées</text:p>
          </table:table-cell>
          <table:table-cell table:style-name="Tableau1.A1" office:value-type="string">
            <text:p text:style-name="Table_20_Contents">suivi sportif</text:p>
          </table:table-cell>
          <table:table-cell table:style-name="Tableau1.A1" office:value-type="string">
            <text:p text:style-name="Table_20_Contents">financier</text:p>
          </table:table-cell>
          <table:covered-table-cell/>
          <table:covered-table-cell/>
          <table:covered-table-cell/>
          <table:covered-table-cell/>
        </table:table-row>
        <table:table-row>
          <table:table-cell table:style-name="Tableau1.A1" office:value-type="string">
            <text:p text:style-name="Table_20_Contents">Administrateur</text:p>
          </table:table-cell>
          <table:table-cell table:style-name="Tableau1.A1" office:value-type="string">
            <text:p text:style-name="Table_20_Contents">X</text:p>
          </table:table-cell>
          <table:table-cell table:style-name="Tableau1.A1" office:value-type="string">
            <text:p text:style-name="P29">X</text:p>
          </table:table-cell>
          <table:table-cell table:style-name="Tableau1.A1" office:value-type="string">
            <text:p text:style-name="Table_20_Contents">X</text:p>
          </table:table-cell>
          <table:table-cell table:style-name="Tableau1.A1" office:value-type="string">
            <text:p text:style-name="P29">X</text:p>
          </table:table-cell>
          <table:table-cell table:style-name="Tableau1.A1" office:value-type="string">
            <text:p text:style-name="Table_20_Contents">X</text:p>
          </table:table-cell>
          <table:table-cell table:style-name="Tableau1.A1" office:value-type="string">
            <text:p text:style-name="Table_20_Contents">X</text:p>
          </table:table-cell>
          <table:table-cell table:style-name="Tableau1.A1" office:value-type="string">
            <text:p text:style-name="P29">X</text:p>
          </table:table-cell>
          <table:table-cell table:style-name="Tableau1.A1" office:value-type="string">
            <text:p text:style-name="Table_20_Contents">X</text:p>
          </table:table-cell>
          <table:table-cell table:style-name="Tableau1.A1" office:value-type="string">
            <text:p text:style-name="Table_20_Contents">X</text:p>
          </table:table-cell>
          <table:table-cell table:style-name="Tableau1.A1" office:value-type="string">
            <text:p text:style-name="Table_20_Contents">X</text:p>
          </table:table-cell>
        </table:table-row>
        <table:table-row>
          <table:table-cell table:style-name="Tableau1.A1" office:value-type="string">
            <text:p text:style-name="Table_20_Contents">Dirigeant</text:p>
          </table:table-cell>
          <table:table-cell table:style-name="Tableau1.A1" office:value-type="string">
            <text:p text:style-name="P30"/>
          </table:table-cell>
          <table:table-cell table:style-name="Tableau1.A1" office:value-type="string">
            <text:p text:style-name="P29">X</text:p>
            <table:table table:name="Tableau2" table:style-name="Tableau2">
              <table:table-column table:style-name="Tableau2.A"/>
              <table:table-row>
                <table:table-cell table:style-name="Tableau2.A1" office:value-type="string">
                  <text:p text:style-name="P30"/>
                </table:table-cell>
              </table:table-row>
            </table:table>
            <text:p text:style-name="Table_20_Contents"/>
          </table:table-cell>
          <table:table-cell table:style-name="Tableau1.A1" office:value-type="string">
            <text:p text:style-name="P30"/>
          </table:table-cell>
          <table:table-cell table:style-name="Tableau1.A1" office:value-type="string">
            <text:p text:style-name="P29">X</text:p>
          </table:table-cell>
          <table:table-cell table:style-name="Tableau1.A1" office:value-type="string">
            <text:p text:style-name="Table_20_Contents">X</text:p>
          </table:table-cell>
          <table:table-cell table:style-name="Tableau1.A1" office:value-type="string">
            <text:p text:style-name="P30"/>
          </table:table-cell>
          <table:table-cell table:style-name="Tableau1.A1" office:value-type="string">
            <text:p text:style-name="P30"/>
          </table:table-cell>
          <table:table-cell table:style-name="Tableau1.A1" office:value-type="string">
            <text:p text:style-name="P30"/>
          </table:table-cell>
          <table:table-cell table:style-name="Tableau1.A1" office:value-type="string">
            <text:p text:style-name="Table_20_Contents">X</text:p>
          </table:table-cell>
          <table:table-cell table:style-name="Tableau1.A1" office:value-type="string">
            <text:p text:style-name="Table_20_Contents">X</text:p>
          </table:table-cell>
        </table:table-row>
        <table:table-row>
          <table:table-cell table:style-name="Tableau1.A1" office:value-type="string">
            <text:p text:style-name="Table_20_Contents">Trésorier /secrétaire</text:p>
          </table:table-cell>
          <table:table-cell table:style-name="Tableau1.A1" office:value-type="string">
            <text:p text:style-name="P30"/>
          </table:table-cell>
          <table:table-cell table:style-name="Tableau1.A1" office:value-type="string">
            <text:p text:style-name="P29">X</text:p>
          </table:table-cell>
          <table:table-cell table:style-name="Tableau1.A1" office:value-type="string">
            <text:p text:style-name="Table_20_Contents">X</text:p>
          </table:table-cell>
          <table:table-cell table:style-name="Tableau1.A1" office:value-type="string">
            <text:p text:style-name="P29">X</text:p>
          </table:table-cell>
          <table:table-cell table:style-name="Tableau1.A1" office:value-type="string">
            <text:p text:style-name="Table_20_Contents">X</text:p>
          </table:table-cell>
          <table:table-cell table:style-name="Tableau1.A1" office:value-type="string">
            <text:p text:style-name="Table_20_Contents">X</text:p>
          </table:table-cell>
          <table:table-cell table:style-name="Tableau1.A1" office:value-type="string">
            <text:p text:style-name="P29">X</text:p>
          </table:table-cell>
          <table:table-cell table:style-name="Tableau1.A1" office:value-type="string">
            <text:p text:style-name="P30"/>
          </table:table-cell>
          <table:table-cell table:style-name="Tableau1.A1" office:value-type="string">
            <text:p text:style-name="Table_20_Contents">X</text:p>
          </table:table-cell>
          <table:table-cell table:style-name="Tableau1.A1" office:value-type="string">
            <text:p text:style-name="Table_20_Contents">X</text:p>
          </table:table-cell>
        </table:table-row>
        <table:table-row>
          <table:table-cell table:style-name="Tableau1.A1" office:value-type="string">
            <text:p text:style-name="Table_20_Contents">Licencié visiteur</text:p>
          </table:table-cell>
          <table:table-cell table:style-name="Tableau1.A1" office:value-type="string">
            <text:p text:style-name="P30"/>
          </table:table-cell>
          <table:table-cell table:style-name="Tableau1.A1" office:value-type="string">
            <text:p text:style-name="P30"/>
          </table:table-cell>
          <table:table-cell table:style-name="Tableau1.A1" office:value-type="string">
            <text:p text:style-name="P30"/>
          </table:table-cell>
          <table:table-cell table:style-name="Tableau1.A1" office:value-type="string">
            <text:p text:style-name="P29">X</text:p>
          </table:table-cell>
          <table:table-cell table:style-name="Tableau1.A1" office:value-type="string">
            <text:p text:style-name="Table_20_Contents">X</text:p>
          </table:table-cell>
          <table:table-cell table:style-name="Tableau1.A1" office:value-type="string">
            <text:p text:style-name="P30"/>
          </table:table-cell>
          <table:table-cell table:style-name="Tableau1.A1" office:value-type="string">
            <text:p text:style-name="P30"/>
          </table:table-cell>
          <table:table-cell table:style-name="Tableau1.A1" office:value-type="string">
            <text:p text:style-name="P30"/>
          </table:table-cell>
          <table:table-cell table:style-name="Tableau1.A1" office:value-type="string">
            <text:p text:style-name="P30"/>
          </table:table-cell>
          <table:table-cell table:style-name="Tableau1.A1" office:value-type="string">
            <text:p text:style-name="P30"/>
          </table:table-cell>
        </table:table-row>
      </table:table>
      <text:p text:style-name="Text_20_body"><text:span text:style-name="Strong_20_Emphasis">Exigence T4 : interface</text:span></text:p>
      <text:p text:style-name="Text_20_body">L’interface utilisateur sera adaptée en fonction du profil de la personne. Les fonctions inactives devront être grisées et interdite d’accès.</text:p>
      <text:h text:style-name="Heading_20_2" text:outline-level="2"><text:soft-page-break/>Données</text:h>
      <text:p text:style-name="Text_20_body"><text:span text:style-name="Strong_20_Emphasis"><text:span text:style-name="T13">Exigence T5 : gestion des saisons (septembre à juillet) </text:span></text:span></text:p>
      <text:p text:style-name="P14"><text:span text:style-name="T12">La création d’une nouvelle saison devra se faire par une sauvegarde de la saison en cours </text:span>et la modification des licences qui lui sont liées.</text:p>
      <text:p text:style-name="Text_20_body"><text:span text:style-name="Strong_20_Emphasis">Exigence T6 : exploitation des données</text:span></text:p>
      <text:p text:style-name="Text_20_body">Il sera possible <text:span text:style-name="T12">d’afficher certaines données aussi bien sur l’interface web</text:span> que sur l’application mobile.</text:p>
      <text:p text:style-name="Text_20_body">Elles seront regroupées<text:span text:style-name="T12"> par catégories et année de naissance, tri par ordre alphabétique sur le nom</text:span> :</text:p>
      <text:list xml:id="list1988519137" text:style-name="L6">
        <text:list-item>
          <text:p text:style-name="P25">Etat des paiements : Nom, prénom, montant attendu, montant payé, paiement complet </text:p>
        </text:list-item>
        <text:list-item>
          <text:p text:style-name="P25">Annuaire simple : Nom, prénom, photo, numéro de licence, téléphone portable de contact </text:p>
        </text:list-item>
        <text:list-item>
          <text:p text:style-name="P15">Annuaire complet : annuaire simple + coordonnées des parents, adresse mail </text:p>
        </text:list-item>
      </text:list>
      <text:p text:style-name="Text_20_body"><text:span text:style-name="Strong_20_Emphasis">Exigence T7 : API REST</text:span></text:p>
      <text:p text:style-name="Text_20_body">Tout accès aux données par l’interface web ou l’application mobile se fera via une API REST.</text:p>
      <text:p text:style-name="Text_20_body"><text:span text:style-name="Strong_20_Emphasis">Exigence T8 : Licenciées</text:span></text:p>
      <text:p text:style-name="Text_20_body">Les licencicées sont disponibles à l’adresse suivante :<text:line-break/><text:a xlink:type="simple" xlink:href="http://www.data.gouv.fr/fr/datasets/recensement-des-licences-et-clubs-aupres-des-federations-sportives-agreees-par-le-ministere-charge-d/" text:style-name="Internet_20_link" text:visited-style-name="Visited_20_Internet_20_Link">http://www.data.gouv.fr/fr/datasets/recensement-des-licences-et-clubs-aupres-des-federations-sportives-agreees-par-le-ministere-charge-d/</text:a></text:p>
      <text:h text:style-name="Heading_20_2" text:outline-level="2">Fonctionnalités administratives</text:h>
      <text:p text:style-name="Text_20_body"><text:span text:style-name="Strong_20_Emphasis"><text:span text:style-name="T13">Exigence T9 : mailling</text:span></text:span></text:p>
      <text:p text:style-name="P14">Il sera possible de sélectionner l’ensemble des licenciées dont le montant des cotisations est incomplet. On générera la liste des emails correspondants.</text:p>
      <text:p text:style-name="Text_20_body"><text:span text:style-name="Strong_20_Emphasis">Exigence T10 : recherche d’un licencié</text:span></text:p>
      <text:p text:style-name="Text_20_body">La recherche d’un licencié permettra <text:span text:style-name="T12">d’afficher la fiche de ce licencié en tenant compte des droits d’accès du demandeur. </text:span>L<text:span text:style-name="T12">a recherche de licencié permettra de proposer une liste de noms ou prénoms selon le texte entré dans le formulaire de recherche et sortira les données utiles sous forme de liste de licenciés afin de permettre l’ouverture de fiches individuelles.</text:span></text:p>
      <text:p text:style-name="Text_20_body"><text:span text:style-name="Strong_20_Emphasis">Exigence T11 : performance</text:span></text:p>
      <text:p text:style-name="Text_20_body">La fluidité de l’utilisation de la base sera un critère essentiel.</text:p>
      <text:p text:style-name="Text_20_body">La gestion de la taille des photos et de leur localisation devra être étudiée afin que la base ne soit pas ralentie par leur taille.<text:span text:style-name="T12"> Réfléchir à les compresser vers une qualité raisonnable</text:span></text:p>
      <text:h text:style-name="Heading_20_2" text:outline-level="2">Exigences de management</text:h>
      <text:p text:style-name="Text_20_body">Afin d’améliorer l’aspect pédagogique du projet, l’équipe projet aura à sa charge de s’organiser selon les standards qu’elle souhaite cependant les exigences suivantes devront être respectées :</text:p>
      <text:p text:style-name="Text_20_body"><text:span text:style-name="Strong_20_Emphasis">Exigence M1 : déroulement du projet, points clés</text:span></text:p>
      <text:p text:style-name="Text_20_body">Le projet devra se dérouler avec des points de rendez-vous suivants :</text:p>
      <text:p text:style-name="Text_20_body">Le Kick-off du projet : dont l’objectif est de valider les entrées du projet, l’organisation, les coûts, le planning, les attendus. <text:span text:style-name="T12">Un plan de développement sera présenté.</text:span></text:p>
      <text:p text:style-name="Text_20_body">La RS (revue de spécification) : permettra <text:span text:style-name="T12">de revoir avec le client l’ensemble des exigences, les préciser, les affiner et les modifier si nécessaire.</text:span></text:p>
      <text:p text:style-name="Text_20_body"><text:soft-page-break/>A l’issue de cette réunion, les exigences seront figées donnant lieu à la mise à jour du document de spécification du logiciel.</text:p>
      <text:p text:style-name="Text_20_body">La RDP (revue de définition préliminaire) : la phase de définition préliminaire se termine par cette revue ou les grandes lignes de la définition du logiciel seront présentée : la structure du logiciel, le principe de fonctionnement, les performances, la présentation de l’interface et sa structure… <text:span text:style-name="T12">Réalisation d’une maquette non-fonctionnelle des différentes facettes du logiciel !</text:span></text:p>
      <text:p text:style-name="Text_20_body">A l’issue de la RDP, le design préliminaire sera figé et décrit dans un dossier fonctionnel.</text:p>
      <text:p text:style-name="Text_20_body">La RCD (Revue Critique de Définition) : cette étape marque la fin de conception détaillée, le logiciel est fonctionnel et ses fonctions sont implémentées.</text:p>
      <text:p text:style-name="Text_20_body">A l’issue de cette revue, <text:span text:style-name="T12">le Dossier fonctionnel, le manuel utilisateur et le cahier de recette (tableau des tests à valider par exigence) seront figés.</text:span></text:p>
      <text:p text:style-name="Text_20_body">La RFV (Revue de Fin de Validation) : Les résultats des essais de validation sont présentés pour procéder à l’acceptation du logiciel et à son déploiement préliminaire (preprod).</text:p>
      <text:p text:style-name="Text_20_body">Le rapport d’essai est approuvé, le dossier fonctionnel et le manuel utilisateur sont éventuellement ajustés.</text:p>
      <text:p text:style-name="Text_20_body">La Réunion de clôture du projet : cette réunion permet de clore le projet, de faire un bilan d’affaire et d’en retirer un retour d’expérience. Un bilan d’affaire est rédigé et l’application est déployé in-situ.</text:p>
      <text:p text:style-name="Text_20_body"><text:span text:style-name="Strong_20_Emphasis">Exigence M2 : Gestion du projet : </text:span></text:p>
      <text:p text:style-name="Text_20_body">A but pédagogique, le suivi de projet sera mené notamment avec la mise en place :</text:p>
      <text:list xml:id="list1563198428" text:style-name="L7">
        <text:list-item>
          <text:p text:style-name="P21">De suivi des actions </text:p>
        </text:list-item>
        <text:list-item>
          <text:p text:style-name="P17">Un planning de développement </text:p>
        </text:list-item>
      </text:list>
      <text:h text:style-name="Heading_20_2" text:outline-level="2" text:is-list-header="true">Fournitures de l’ASM</text:h>
      <text:p text:style-name="Text_20_body"><text:span text:style-name="Strong_20_Emphasis">Code couleur</text:span></text:p>
      <text:p text:style-name="Text_20_body">Les couleurs vives sont à éviter, la couleur du club est bleue.</text:p>
      <text:p text:style-name="Text_20_body">By <text:a xlink:type="simple" xlink:href="https://cherryclass.net/author/l-frebourggmail-com/" text:style-name="Internet_20_link" text:visited-style-name="Visited_20_Internet_20_Link">Luc Frébourg</text:a>| 13 décembre 2017</text:p>
      <text:p text:style-name="Text_20_body"/>
      <text:p text:style-name="Text_20_body"><text:line-break/></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riracha" svg:font-family="Sriracha"/>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7H12M39S</meta:editing-duration>
    <meta:editing-cycles>10</meta:editing-cycles>
    <meta:generator>LibreOffice/5.3.7.2$Windows_X86_64 LibreOffice_project/6b8ed514a9f8b44d37a1b96673cbbdd077e24059</meta:generator>
    <dc:date>2018-01-22T19:15:27.916000000</dc:date>
    <meta:document-statistic meta:table-count="2" meta:image-count="0" meta:object-count="0" meta:page-count="8" meta:paragraph-count="191" meta:word-count="3479" meta:character-count="21763" meta:non-whitespace-character-count="18455"/>
    <meta:user-defined meta:name="Info 1"/>
    <meta:user-defined meta:name="Info 2"/>
    <meta:user-defined meta:name="Info 3"/>
    <meta:user-defined meta:name="Info 4"/>
  </office:meta>
</office:document-meta>
</file>